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name-complex="Times New Roman1"/>
    </style:style>
    <style:style style:name="P3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name-complex="Times New Roman1"/>
    </style:style>
    <style:style style:name="P4" style:family="paragraph" style:parent-style-name="Text_20_body" style:list-style-name="L1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 style:font-size-asian="14pt" style:font-style-asian="normal" style:font-weight-asian="normal" style:font-name-complex="Times New Roman1"/>
    </style:style>
    <style:style style:name="P5" style:family="paragraph" style:parent-style-name="Text_20_body" style:list-style-name="L1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 style:font-size-asian="14pt" style:font-style-asian="normal" style:font-weight-asian="normal" style:font-name-complex="Times New Roman1" style:font-style-complex="normal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name-complex="Times New Roman1"/>
    </style:style>
    <style:style style:name="T2" style:family="text">
      <style:text-properties fo:font-variant="normal" fo:text-transform="none" fo:color="#800000" style:font-name="Times New Roman1" fo:font-size="14pt" fo:letter-spacing="normal" fo:font-style="normal" fo:font-weight="normal" style:font-size-asian="14pt" style:font-style-asian="normal" style:font-weight-asian="normal" style:font-name-complex="Times New Roman1"/>
    </style:style>
    <style:style style:name="T3" style:family="text">
      <style:text-properties fo:color="#80000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7e0021"/>
    </style:style>
    <style:style style:name="T6" style:family="text">
      <style:text-properties fo:color="#7e0021" fo:font-style="italic" style:font-style-asian="italic" style:font-style-complex="italic"/>
    </style:style>
    <style:style style:name="T7" style:family="text">
      <style:text-properties fo:color="#cc0000"/>
    </style:style>
    <style:style style:name="T8" style:family="text">
      <style:text-properties fo:color="#cc0000" fo:font-style="italic" style:font-style-asian="italic" style:font-style-complex="italic"/>
    </style:style>
    <style:style style:name="T9" style:family="text">
      <style:text-properties fo:color="#ff0066"/>
    </style:style>
    <style:style style:name="T10" style:family="text">
      <style:text-properties fo:color="#cc00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29597059966663013" text:style-name="L1">
        <text:list-item>
          <text:p text:style-name="P2">Minimalny dokument XML musi się składać z:</text:p>
          <text:p text:style-name="P1"><text:span text:style-name="T1">a. tylko prologu<text:line-break/></text:span><text:span text:style-name="T2">b. Prologu i jednego elementu głównego</text:span><text:span text:style-name="T1"><text:line-break/>c. Prologu i conajmniej dwóch elementów głównych</text:span></text:p>
        </text:list-item>
        <text:list-item>
          <text:p text:style-name="P3">Obecnie zaleca się stosowanie uniwersalnej strony kodowej:<text:line-break/><text:span text:style-name="T3">a. UTF-8</text:span><text:line-break/>b. ISO-8859-2<text:line-break/>c. <text:s/>Windows-1250</text:p>
        </text:list-item>
        <text:list-item>
          <text:p text:style-name="P3">Rozszerzenie pliku JavaScript to:<text:line-break/>a. .JAVAS<text:line-break/>b. .JSC<text:line-break/><text:span text:style-name="T3">c. .JS</text:span></text:p>
        </text:list-item>
        <text:list-item>
          <text:p text:style-name="P4">Prawidłowo napisana komenda wyświetlająca okieno z powiadomieniem to:<text:line-break/>a. <text:span text:style-name="T4">alert(witaj świecie);</text:span><text:line-break/><text:span text:style-name="T5">b. </text:span><text:span text:style-name="T6">alert('witaj świecie');</text:span><text:line-break/>c. <text:span text:style-name="T4">Alert println ('witaj świecie');</text:span></text:p>
        </text:list-item>
        <text:list-item>
          <text:p text:style-name="P5">Prawidłowo zadeklarowana zmienna int to:<text:line-break/><text:span text:style-name="T5">a. </text:span><text:span text:style-name="T6">var x = 12;</text:span><text:line-break/>b. <text:span text:style-name="T4">var x = "12"</text:span><text:line-break/>c. <text:span text:style-name="T4">var x 12;</text:span></text:p>
        </text:list-item>
        <text:list-item>
          <text:p text:style-name="P5">Operator logiczny &amp;&amp; to:<text:line-break/>a. Lub<text:line-break/><text:span text:style-name="T10">b. i</text:span><text:line-break/>c. Różny</text:p>
        </text:list-item>
        <text:list-item>
          <text:p text:style-name="P5">Podwójne kliknięcie myszą na elemencie to:<text:line-break/>a. onfocus<text:line-break/>b. onclick<text:line-break/><text:span text:style-name="T5">c. ondbclick</text:span></text:p>
        </text:list-item>
        <text:list-item>
          <text:p text:style-name="P5">Standart ES6 istnieje od:<text:line-break/>a. 2009<text:line-break/><text:span text:style-name="T7">b. 2015</text:span><text:line-break/>c. 2001</text:p>
        </text:list-item>
        <text:list-item>
          <text:p text:style-name="P5">Prawidłowa komenda na zwrócenie id:file w JSON to:<text:line-break/><text:span text:style-name="T7">a. </text:span><text:span text:style-name="T8">alert('id: ' + jsonObj.menu.id);</text:span><text:line-break/>b. <text:span text:style-name="T4">alert('id: ' + jsonObj.menu.id)</text:span><text:line-break/>c. <text:span text:style-name="T4">alert(id: + jsonObj.id);</text:span></text:p>
        </text:list-item>
        <text:list-item>
          <text:p text:style-name="P5"><text:s/>Rekord nazwy kanonicznej to:<text:line-break/>a. MX<text:line-break/>b. PTR<text:line-break/><text:span text:style-name="T7">c. CNAM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6S</meta:editing-duration>
    <meta:editing-cycles>18</meta:editing-cycles>
    <meta:generator>OpenOffice/4.1.7$Win32 OpenOffice.org_project/417m1$Build-9800</meta:generator>
    <dc:date>2020-02-08T12:55:55.73</dc:date>
    <meta:document-statistic meta:table-count="0" meta:image-count="0" meta:object-count="0" meta:page-count="1" meta:paragraph-count="11" meta:word-count="158" meta:character-count="935"/>
    <meta:user-defined meta:name="Info 1"/>
    <meta:user-defined meta:name="Info 2"/>
    <meta:user-defined meta:name="Info 3"/>
    <meta:user-defined meta:name="Info 4"/>
  </office:meta>
</office:document-meta>
</file>